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4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ce2"/>
        <table:table-row table:style-name="ro1">
          <table:table-cell office:value-type="string">
            <text:p>Accuracy</text:p>
          </table:table-cell>
          <table:table-cell table:style-name="Default" office:value-type="string">
            <text:p>Run 1</text:p>
          </table:table-cell>
          <table:table-cell table:style-name="Default" office:value-type="string">
            <text:p>Run 2</text:p>
          </table:table-cell>
          <table:table-cell table:style-name="Default" office:value-type="string">
            <text:p>Run 3</text:p>
          </table:table-cell>
          <table:table-cell table:style-name="Default" office:value-type="string">
            <text:p>Run 4</text:p>
          </table:table-cell>
          <table:table-cell table:style-name="Default" office:value-type="string">
            <text:p>Run 5</text:p>
          </table:table-cell>
          <table:table-cell table:style-name="Default" office:value-type="string">
            <text:p>Average</text:p>
          </table:table-cell>
        </table:table-row>
        <table:table-row table:style-name="ro1">
          <table:table-cell office:value-type="string">
            <text:p>Entire Vocab</text:p>
          </table:table-cell>
          <table:table-cell table:style-name="ce1" office:value-type="percentage" office:value="0.493">
            <text:p>49.30%</text:p>
          </table:table-cell>
          <table:table-cell table:style-name="ce1" office:value-type="percentage" office:value="0.4826">
            <text:p>48.26%</text:p>
          </table:table-cell>
          <table:table-cell table:style-name="ce1" office:value-type="percentage" office:value="0.493">
            <text:p>49.30%</text:p>
          </table:table-cell>
          <table:table-cell table:style-name="ce1" office:value-type="percentage" office:value="0.4836">
            <text:p>48.36%</text:p>
          </table:table-cell>
          <table:table-cell table:style-name="ce1" office:value-type="percentage" office:value="0.4753">
            <text:p>47.53%</text:p>
          </table:table-cell>
          <table:table-cell table:style-name="ce1" office:value-type="percentage" office:value="0.4855">
            <text:p>48.55%</text:p>
          </table:table-cell>
        </table:table-row>
        <table:table-row table:style-name="ro2">
          <table:table-cell office:value-type="string">
            <text:p>Using 6200 Words</text:p>
          </table:table-cell>
          <table:table-cell table:style-name="ce1" office:value-type="percentage" office:value="0.6934">
            <text:p>69.34%</text:p>
          </table:table-cell>
          <table:table-cell table:style-name="ce1" office:value-type="percentage" office:value="0.7043">
            <text:p>70.43%</text:p>
          </table:table-cell>
          <table:table-cell table:style-name="ce1" office:value-type="percentage" office:value="0.6674">
            <text:p>66.74%</text:p>
          </table:table-cell>
          <table:table-cell table:style-name="ce1" office:value-type="percentage" office:value="0.6939">
            <text:p>69.39%</text:p>
          </table:table-cell>
          <table:table-cell table:style-name="ce1" office:value-type="percentage" office:value="0.7054">
            <text:p>70.54%</text:p>
          </table:table-cell>
          <table:table-cell table:style-name="ce1" office:value-type="percentage" office:value="0.6929">
            <text:p>69.29%</text:p>
          </table:table-cell>
        </table:table-row>
        <table:table-row table:style-name="ro1">
          <table:table-cell office:value-type="string">
            <text:p>Using 12400 Words</text:p>
          </table:table-cell>
          <table:table-cell table:style-name="ce1" office:value-type="percentage" office:value="0.785">
            <text:p>78.50%</text:p>
          </table:table-cell>
          <table:table-cell table:style-name="ce1" office:value-type="percentage" office:value="0.7798">
            <text:p>77.98%</text:p>
          </table:table-cell>
          <table:table-cell table:style-name="ce1" office:value-type="percentage" office:value="0.7694">
            <text:p>76.94%</text:p>
          </table:table-cell>
          <table:table-cell table:style-name="ce1" office:value-type="percentage" office:value="0.773">
            <text:p>77.30%</text:p>
          </table:table-cell>
          <table:table-cell table:style-name="ce1" office:value-type="percentage" office:value="0.7824">
            <text:p>78.24%</text:p>
          </table:table-cell>
          <table:table-cell table:style-name="ce1" office:value-type="percentage" office:value="0.7779">
            <text:p>77.79%</text:p>
          </table:table-cell>
        </table:table-row>
        <table:table-row table:style-name="ro1">
          <table:table-cell office:value-type="string">
            <text:p>Using 18600 Words</text:p>
          </table:table-cell>
          <table:table-cell table:style-name="ce1" office:value-type="percentage" office:value="0.8516">
            <text:p>85.16%</text:p>
          </table:table-cell>
          <table:table-cell table:style-name="ce1" office:value-type="percentage" office:value="0.8339">
            <text:p>83.39%</text:p>
          </table:table-cell>
          <table:table-cell table:style-name="ce1" office:value-type="percentage" office:value="0.8444">
            <text:p>84.44%</text:p>
          </table:table-cell>
          <table:table-cell table:style-name="ce1" office:value-type="percentage" office:value="0.8365">
            <text:p>83.65%</text:p>
          </table:table-cell>
          <table:table-cell table:style-name="ce1" office:value-type="percentage" office:value="0.8194">
            <text:p>81.94%</text:p>
          </table:table-cell>
          <table:table-cell table:style-name="ce1" office:value-type="percentage" office:value="0.8372">
            <text:p>83.72%</text:p>
          </table:table-cell>
        </table:table-row>
        <table:table-row table:style-name="ro1">
          <table:table-cell office:value-type="string">
            <text:p>Using 24800 Words</text:p>
          </table:table-cell>
          <table:table-cell table:style-name="ce1" office:value-type="percentage" office:value="0.8501">
            <text:p>85.01%</text:p>
          </table:table-cell>
          <table:table-cell table:style-name="ce1" office:value-type="percentage" office:value="0.8423">
            <text:p>84.23%</text:p>
          </table:table-cell>
          <table:table-cell table:style-name="ce1" office:value-type="percentage" office:value="0.848">
            <text:p>84.80%</text:p>
          </table:table-cell>
          <table:table-cell table:style-name="ce1" office:value-type="percentage" office:value="0.8621">
            <text:p>86.21%</text:p>
          </table:table-cell>
          <table:table-cell table:style-name="ce1" office:value-type="percentage" office:value="0.8459">
            <text:p>84.59%</text:p>
          </table:table-cell>
          <table:table-cell table:style-name="ce1" office:value-type="percentage" office:value="0.8497">
            <text:p>84.97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Training Times</text:p>
          </table:table-cell>
          <table:table-cell table:style-name="Default" office:value-type="string">
            <text:p>Run 1</text:p>
          </table:table-cell>
          <table:table-cell table:style-name="Default" office:value-type="string">
            <text:p>Run 2</text:p>
          </table:table-cell>
          <table:table-cell table:style-name="Default" office:value-type="string">
            <text:p>Run 3</text:p>
          </table:table-cell>
          <table:table-cell table:style-name="Default" office:value-type="string">
            <text:p>Run 4</text:p>
          </table:table-cell>
          <table:table-cell table:style-name="Default" office:value-type="string">
            <text:p>Run 5</text:p>
          </table:table-cell>
          <table:table-cell table:style-name="Default" office:value-type="string">
            <text:p>Average</text:p>
          </table:table-cell>
        </table:table-row>
        <table:table-row table:style-name="ro1">
          <table:table-cell office:value-type="string">
            <text:p>Entire Vocab</text:p>
          </table:table-cell>
          <table:table-cell office:value-type="float" office:value="2.049">
            <text:p>2.049</text:p>
          </table:table-cell>
          <table:table-cell office:value-type="float" office:value="4.507">
            <text:p>4.507</text:p>
          </table:table-cell>
          <table:table-cell office:value-type="float" office:value="1.54">
            <text:p>1.540</text:p>
          </table:table-cell>
          <table:table-cell office:value-type="float" office:value="1.707">
            <text:p>1.707</text:p>
          </table:table-cell>
          <table:table-cell office:value-type="float" office:value="1.49">
            <text:p>1.490</text:p>
          </table:table-cell>
          <table:table-cell office:value-type="float" office:value="2.258">
            <text:p>2.258</text:p>
          </table:table-cell>
        </table:table-row>
        <table:table-row table:style-name="ro1">
          <table:table-cell office:value-type="string">
            <text:p>Using 6200 Words</text:p>
          </table:table-cell>
          <table:table-cell office:value-type="float" office:value="0.14">
            <text:p>0.140</text:p>
          </table:table-cell>
          <table:table-cell office:value-type="float" office:value="0.152">
            <text:p>0.152</text:p>
          </table:table-cell>
          <table:table-cell table:number-columns-repeated="2" office:value-type="float" office:value="0.142">
            <text:p>0.142</text:p>
          </table:table-cell>
          <table:table-cell office:value-type="float" office:value="0.138">
            <text:p>0.138</text:p>
          </table:table-cell>
          <table:table-cell office:value-type="float" office:value="0.142">
            <text:p>0.142</text:p>
          </table:table-cell>
        </table:table-row>
        <table:table-row table:style-name="ro1">
          <table:table-cell office:value-type="string">
            <text:p>Using 12400 Words</text:p>
          </table:table-cell>
          <table:table-cell table:number-columns-repeated="2" office:value-type="float" office:value="0.263">
            <text:p>0.263</text:p>
          </table:table-cell>
          <table:table-cell table:number-columns-repeated="2" office:value-type="float" office:value="0.283">
            <text:p>0.283</text:p>
          </table:table-cell>
          <table:table-cell office:value-type="float" office:value="0.284">
            <text:p>0.284</text:p>
          </table:table-cell>
          <table:table-cell office:value-type="float" office:value="0.275">
            <text:p>0.275</text:p>
          </table:table-cell>
        </table:table-row>
        <table:table-row table:style-name="ro1">
          <table:table-cell office:value-type="string">
            <text:p>Using 18600 Words</text:p>
          </table:table-cell>
          <table:table-cell office:value-type="float" office:value="0.423">
            <text:p>0.423</text:p>
          </table:table-cell>
          <table:table-cell office:value-type="float" office:value="0.411">
            <text:p>0.411</text:p>
          </table:table-cell>
          <table:table-cell office:value-type="float" office:value="0.428">
            <text:p>0.428</text:p>
          </table:table-cell>
          <table:table-cell office:value-type="float" office:value="0.4">
            <text:p>0.400</text:p>
          </table:table-cell>
          <table:table-cell office:value-type="float" office:value="0.416">
            <text:p>0.416</text:p>
          </table:table-cell>
          <table:table-cell office:value-type="float" office:value="0.415">
            <text:p>0.415</text:p>
          </table:table-cell>
        </table:table-row>
        <table:table-row table:style-name="ro1">
          <table:table-cell office:value-type="string">
            <text:p>Using 24800 Words</text:p>
          </table:table-cell>
          <table:table-cell office:value-type="float" office:value="0.572">
            <text:p>0.572</text:p>
          </table:table-cell>
          <table:table-cell office:value-type="float" office:value="0.58">
            <text:p>0.580</text:p>
          </table:table-cell>
          <table:table-cell office:value-type="float" office:value="0.644">
            <text:p>0.644</text:p>
          </table:table-cell>
          <table:table-cell office:value-type="float" office:value="0.575">
            <text:p>0.575</text:p>
          </table:table-cell>
          <table:table-cell office:value-type="float" office:value="0.541">
            <text:p>0.541</text:p>
          </table:table-cell>
          <table:table-cell office:value-type="float" office:value="0.582">
            <text:p>0.582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Test Times</text:p>
          </table:table-cell>
          <table:table-cell table:style-name="Default" office:value-type="string">
            <text:p>Run 1</text:p>
          </table:table-cell>
          <table:table-cell table:style-name="Default" office:value-type="string">
            <text:p>Run 2</text:p>
          </table:table-cell>
          <table:table-cell table:style-name="Default" office:value-type="string">
            <text:p>Run 3</text:p>
          </table:table-cell>
          <table:table-cell table:style-name="Default" office:value-type="string">
            <text:p>Run 4</text:p>
          </table:table-cell>
          <table:table-cell table:style-name="Default" office:value-type="string">
            <text:p>Run 5</text:p>
          </table:table-cell>
          <table:table-cell table:style-name="Default" office:value-type="string">
            <text:p>Average</text:p>
          </table:table-cell>
        </table:table-row>
        <table:table-row table:style-name="ro1">
          <table:table-cell office:value-type="string">
            <text:p>Entire Vocab</text:p>
          </table:table-cell>
          <table:table-cell office:value-type="float" office:value="2.248">
            <text:p>2.248</text:p>
          </table:table-cell>
          <table:table-cell office:value-type="float" office:value="1.544">
            <text:p>1.544</text:p>
          </table:table-cell>
          <table:table-cell office:value-type="float" office:value="1.48">
            <text:p>1.480</text:p>
          </table:table-cell>
          <table:table-cell office:value-type="float" office:value="1.362">
            <text:p>1.362</text:p>
          </table:table-cell>
          <table:table-cell office:value-type="float" office:value="1.614">
            <text:p>1.614</text:p>
          </table:table-cell>
          <table:table-cell office:value-type="float" office:value="1.649">
            <text:p>1.649</text:p>
          </table:table-cell>
        </table:table-row>
        <table:table-row table:style-name="ro1">
          <table:table-cell office:value-type="string">
            <text:p>Using 6200 Words</text:p>
          </table:table-cell>
          <table:table-cell office:value-type="float" office:value="0.122">
            <text:p>0.122</text:p>
          </table:table-cell>
          <table:table-cell office:value-type="float" office:value="0.207">
            <text:p>0.207</text:p>
          </table:table-cell>
          <table:table-cell office:value-type="float" office:value="0.112">
            <text:p>0.112</text:p>
          </table:table-cell>
          <table:table-cell office:value-type="float" office:value="0.101">
            <text:p>0.101</text:p>
          </table:table-cell>
          <table:table-cell office:value-type="float" office:value="0.113">
            <text:p>0.113</text:p>
          </table:table-cell>
          <table:table-cell office:value-type="float" office:value="0.13">
            <text:p>0.130</text:p>
          </table:table-cell>
        </table:table-row>
        <table:table-row table:style-name="ro1">
          <table:table-cell office:value-type="string">
            <text:p>Using 12400 Words</text:p>
          </table:table-cell>
          <table:table-cell office:value-type="float" office:value="0.253">
            <text:p>0.253</text:p>
          </table:table-cell>
          <table:table-cell office:value-type="float" office:value="0.188">
            <text:p>0.188</text:p>
          </table:table-cell>
          <table:table-cell office:value-type="float" office:value="0.208">
            <text:p>0.208</text:p>
          </table:table-cell>
          <table:table-cell office:value-type="float" office:value="0.216">
            <text:p>0.216</text:p>
          </table:table-cell>
          <table:table-cell office:value-type="float" office:value="0.207">
            <text:p>0.207</text:p>
          </table:table-cell>
          <table:table-cell office:value-type="float" office:value="0.214">
            <text:p>0.214</text:p>
          </table:table-cell>
        </table:table-row>
        <table:table-row table:style-name="ro1">
          <table:table-cell office:value-type="string">
            <text:p>Using 18600 Words</text:p>
          </table:table-cell>
          <table:table-cell office:value-type="float" office:value="0.374">
            <text:p>0.374</text:p>
          </table:table-cell>
          <table:table-cell office:value-type="float" office:value="0.296">
            <text:p>0.296</text:p>
          </table:table-cell>
          <table:table-cell office:value-type="float" office:value="0.338">
            <text:p>0.338</text:p>
          </table:table-cell>
          <table:table-cell office:value-type="float" office:value="0.31">
            <text:p>0.310</text:p>
          </table:table-cell>
          <table:table-cell office:value-type="float" office:value="0.496">
            <text:p>0.496</text:p>
          </table:table-cell>
          <table:table-cell office:value-type="float" office:value="0.362">
            <text:p>0.362</text:p>
          </table:table-cell>
        </table:table-row>
        <table:table-row table:style-name="ro1">
          <table:table-cell office:value-type="string">
            <text:p>Using 24800 Words</text:p>
          </table:table-cell>
          <table:table-cell office:value-type="float" office:value="0.4">
            <text:p>0.400</text:p>
          </table:table-cell>
          <table:table-cell office:value-type="float" office:value="0.408">
            <text:p>0.408</text:p>
          </table:table-cell>
          <table:table-cell office:value-type="float" office:value="0.402">
            <text:p>0.402</text:p>
          </table:table-cell>
          <table:table-cell office:value-type="float" office:value="0.457">
            <text:p>0.457</text:p>
          </table:table-cell>
          <table:table-cell office:value-type="float" office:value="0.391">
            <text:p>0.391</text:p>
          </table:table-cell>
          <table:table-cell office:value-type="float" office:value="0.411">
            <text:p>0.411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Training Economy</text:p>
          </table:table-cell>
          <table:table-cell table:style-name="Default" office:value-type="string">
            <text:p>Run 1</text:p>
          </table:table-cell>
          <table:table-cell table:style-name="Default" office:value-type="string">
            <text:p>Run 2</text:p>
          </table:table-cell>
          <table:table-cell table:style-name="Default" office:value-type="string">
            <text:p>Run 3</text:p>
          </table:table-cell>
          <table:table-cell table:style-name="Default" office:value-type="string">
            <text:p>Run 4</text:p>
          </table:table-cell>
          <table:table-cell table:style-name="Default" office:value-type="string">
            <text:p>Run 5</text:p>
          </table:table-cell>
          <table:table-cell table:style-name="Default" office:value-type="string">
            <text:p>Average</text:p>
          </table:table-cell>
        </table:table-row>
        <table:table-row table:style-name="ro1">
          <table:table-cell office:value-type="string">
            <text:p>Entire Vocab</text:p>
          </table:table-cell>
          <table:table-cell table:style-name="ce3" table:formula="of:=[.B2]/[.B9]" office:value-type="float" office:value="0.240605173255246">
            <text:p>0.24</text:p>
          </table:table-cell>
          <table:table-cell table:style-name="ce3" table:formula="of:=[.C2]/[.C9]" office:value-type="float" office:value="0.107077878855114">
            <text:p>0.11</text:p>
          </table:table-cell>
          <table:table-cell table:style-name="ce3" table:formula="of:=[.D2]/[.D9]" office:value-type="float" office:value="0.32012987012987">
            <text:p>0.32</text:p>
          </table:table-cell>
          <table:table-cell table:style-name="ce3" table:formula="of:=[.E2]/[.E9]" office:value-type="float" office:value="0.283304042179262">
            <text:p>0.28</text:p>
          </table:table-cell>
          <table:table-cell table:style-name="ce3" table:formula="of:=[.F2]/[.F9]" office:value-type="float" office:value="0.318993288590604">
            <text:p>0.32</text:p>
          </table:table-cell>
          <table:table-cell table:style-name="ce3" table:formula="of:=[.G2]/[.G9]" office:value-type="float" office:value="0.215013286093888">
            <text:p>0.22</text:p>
          </table:table-cell>
        </table:table-row>
        <table:table-row table:style-name="ro1">
          <table:table-cell office:value-type="string">
            <text:p>Using 6200 Words</text:p>
          </table:table-cell>
          <table:table-cell table:style-name="ce3" table:formula="of:=[.B3]/[.B10]" office:value-type="float" office:value="4.95285714285714">
            <text:p>4.95</text:p>
          </table:table-cell>
          <table:table-cell table:style-name="ce3" table:formula="of:=[.C3]/[.C10]" office:value-type="float" office:value="4.63355263157895">
            <text:p>4.63</text:p>
          </table:table-cell>
          <table:table-cell table:style-name="ce3" table:formula="of:=[.D3]/[.D10]" office:value-type="float" office:value="4.7">
            <text:p>4.70</text:p>
          </table:table-cell>
          <table:table-cell table:style-name="ce3" table:formula="of:=[.E3]/[.E10]" office:value-type="float" office:value="4.88661971830986">
            <text:p>4.89</text:p>
          </table:table-cell>
          <table:table-cell table:style-name="ce3" table:formula="of:=[.F3]/[.F10]" office:value-type="float" office:value="5.11159420289855">
            <text:p>5.11</text:p>
          </table:table-cell>
          <table:table-cell table:style-name="ce3" table:formula="of:=[.G3]/[.G10]" office:value-type="float" office:value="4.87957746478873">
            <text:p>4.88</text:p>
          </table:table-cell>
        </table:table-row>
        <table:table-row table:style-name="ro1">
          <table:table-cell office:value-type="string">
            <text:p>Using 12400 Words</text:p>
          </table:table-cell>
          <table:table-cell table:style-name="ce3" table:formula="of:=[.B4]/[.B11]" office:value-type="float" office:value="2.98479087452471">
            <text:p>2.98</text:p>
          </table:table-cell>
          <table:table-cell table:style-name="ce3" table:formula="of:=[.C4]/[.C11]" office:value-type="float" office:value="2.96501901140684">
            <text:p>2.97</text:p>
          </table:table-cell>
          <table:table-cell table:style-name="ce3" table:formula="of:=[.D4]/[.D11]" office:value-type="float" office:value="2.71872791519435">
            <text:p>2.72</text:p>
          </table:table-cell>
          <table:table-cell table:style-name="ce3" table:formula="of:=[.E4]/[.E11]" office:value-type="float" office:value="2.73144876325088">
            <text:p>2.73</text:p>
          </table:table-cell>
          <table:table-cell table:style-name="ce3" table:formula="of:=[.F4]/[.F11]" office:value-type="float" office:value="2.75492957746479">
            <text:p>2.75</text:p>
          </table:table-cell>
          <table:table-cell table:style-name="ce3" table:formula="of:=[.G4]/[.G11]" office:value-type="float" office:value="2.82872727272727">
            <text:p>2.83</text:p>
          </table:table-cell>
        </table:table-row>
        <table:table-row table:style-name="ro1">
          <table:table-cell office:value-type="string">
            <text:p>Using 18600 Words</text:p>
          </table:table-cell>
          <table:table-cell table:style-name="ce3" table:formula="of:=[.B5]/[.B12]" office:value-type="float" office:value="2.01323877068558">
            <text:p>2.01</text:p>
          </table:table-cell>
          <table:table-cell table:style-name="ce3" table:formula="of:=[.C5]/[.C12]" office:value-type="float" office:value="2.02895377128954">
            <text:p>2.03</text:p>
          </table:table-cell>
          <table:table-cell table:style-name="ce3" table:formula="of:=[.D5]/[.D12]" office:value-type="float" office:value="1.97289719626168">
            <text:p>1.97</text:p>
          </table:table-cell>
          <table:table-cell table:style-name="ce3" table:formula="of:=[.E5]/[.E12]" office:value-type="float" office:value="2.09125">
            <text:p>2.09</text:p>
          </table:table-cell>
          <table:table-cell table:style-name="ce3" table:formula="of:=[.F5]/[.F12]" office:value-type="float" office:value="1.96971153846154">
            <text:p>1.97</text:p>
          </table:table-cell>
          <table:table-cell table:style-name="ce3" table:formula="of:=[.G5]/[.G12]" office:value-type="float" office:value="2.01734939759036">
            <text:p>2.02</text:p>
          </table:table-cell>
        </table:table-row>
        <table:table-row table:style-name="ro1">
          <table:table-cell office:value-type="string">
            <text:p>Using 24800 Words</text:p>
          </table:table-cell>
          <table:table-cell table:style-name="ce3" table:formula="of:=[.B6]/[.B13]" office:value-type="float" office:value="1.48618881118881">
            <text:p>1.49</text:p>
          </table:table-cell>
          <table:table-cell table:style-name="ce3" table:formula="of:=[.C6]/[.C13]" office:value-type="float" office:value="1.45224137931035">
            <text:p>1.45</text:p>
          </table:table-cell>
          <table:table-cell table:style-name="ce3" table:formula="of:=[.D6]/[.D13]" office:value-type="float" office:value="1.3167701863354">
            <text:p>1.32</text:p>
          </table:table-cell>
          <table:table-cell table:style-name="ce3" table:formula="of:=[.E6]/[.E13]" office:value-type="float" office:value="1.49930434782609">
            <text:p>1.50</text:p>
          </table:table-cell>
          <table:table-cell table:style-name="ce3" table:formula="of:=[.F6]/[.F13]" office:value-type="float" office:value="1.56358595194085">
            <text:p>1.56</text:p>
          </table:table-cell>
          <table:table-cell table:style-name="ce3" table:formula="of:=[.G6]/[.G13]" office:value-type="float" office:value="1.45996563573883">
            <text:p>1.46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>
            <text:p>Training Economy</text:p>
          </table:table-cell>
          <table:table-cell table:style-name="Default" office:value-type="string">
            <text:p>Run 1</text:p>
          </table:table-cell>
          <table:table-cell table:style-name="Default" office:value-type="string">
            <text:p>Run 2</text:p>
          </table:table-cell>
          <table:table-cell table:style-name="Default" office:value-type="string">
            <text:p>Run 3</text:p>
          </table:table-cell>
          <table:table-cell table:style-name="Default" office:value-type="string">
            <text:p>Run 4</text:p>
          </table:table-cell>
          <table:table-cell table:style-name="Default" office:value-type="string">
            <text:p>Run 5</text:p>
          </table:table-cell>
          <table:table-cell table:style-name="Default" office:value-type="string">
            <text:p>Average</text:p>
          </table:table-cell>
        </table:table-row>
        <table:table-row table:style-name="ro1">
          <table:table-cell office:value-type="string">
            <text:p>Entire Vocab</text:p>
          </table:table-cell>
          <table:table-cell table:style-name="ce3" table:formula="of:=[.B2]/[.B16]" office:value-type="float" office:value="0.219306049822064">
            <text:p>0.22</text:p>
          </table:table-cell>
          <table:table-cell table:style-name="ce3" table:formula="of:=[.C2]/[.C16]" office:value-type="float" office:value="0.312564766839378">
            <text:p>0.31</text:p>
          </table:table-cell>
          <table:table-cell table:style-name="ce3" table:formula="of:=[.D2]/[.D16]" office:value-type="float" office:value="0.333108108108108">
            <text:p>0.33</text:p>
          </table:table-cell>
          <table:table-cell table:style-name="ce3" table:formula="of:=[.E2]/[.E16]" office:value-type="float" office:value="0.355066079295154">
            <text:p>0.36</text:p>
          </table:table-cell>
          <table:table-cell table:style-name="ce3" table:formula="of:=[.F2]/[.F16]" office:value-type="float" office:value="0.294485749690211">
            <text:p>0.29</text:p>
          </table:table-cell>
          <table:table-cell table:style-name="ce3" table:formula="of:=[.G2]/[.G16]" office:value-type="float" office:value="0.294420861127956">
            <text:p>0.29</text:p>
          </table:table-cell>
        </table:table-row>
        <table:table-row table:style-name="ro1">
          <table:table-cell office:value-type="string">
            <text:p>Using 6200 Words</text:p>
          </table:table-cell>
          <table:table-cell table:style-name="ce3" table:formula="of:=[.B3]/[.B17]" office:value-type="float" office:value="5.68360655737705">
            <text:p>5.68</text:p>
          </table:table-cell>
          <table:table-cell table:style-name="ce3" table:formula="of:=[.C3]/[.C17]" office:value-type="float" office:value="3.4024154589372">
            <text:p>3.40</text:p>
          </table:table-cell>
          <table:table-cell table:style-name="ce3" table:formula="of:=[.D3]/[.D17]" office:value-type="float" office:value="5.95892857142857">
            <text:p>5.96</text:p>
          </table:table-cell>
          <table:table-cell table:style-name="ce3" table:formula="of:=[.E3]/[.E17]" office:value-type="float" office:value="6.87029702970297">
            <text:p>6.87</text:p>
          </table:table-cell>
          <table:table-cell table:style-name="ce3" table:formula="of:=[.F3]/[.F17]" office:value-type="float" office:value="6.2424778761062">
            <text:p>6.24</text:p>
          </table:table-cell>
          <table:table-cell table:style-name="ce3" table:formula="of:=[.G3]/[.G17]" office:value-type="float" office:value="5.33">
            <text:p>5.33</text:p>
          </table:table-cell>
        </table:table-row>
        <table:table-row table:style-name="ro1">
          <table:table-cell office:value-type="string">
            <text:p>Using 12400 Words</text:p>
          </table:table-cell>
          <table:table-cell table:style-name="ce3" table:formula="of:=[.B4]/[.B18]" office:value-type="float" office:value="3.10276679841897">
            <text:p>3.10</text:p>
          </table:table-cell>
          <table:table-cell table:style-name="ce3" table:formula="of:=[.C4]/[.C18]" office:value-type="float" office:value="4.14787234042553">
            <text:p>4.15</text:p>
          </table:table-cell>
          <table:table-cell table:style-name="ce3" table:formula="of:=[.D4]/[.D18]" office:value-type="float" office:value="3.69903846153846">
            <text:p>3.70</text:p>
          </table:table-cell>
          <table:table-cell table:style-name="ce3" table:formula="of:=[.E4]/[.E18]" office:value-type="float" office:value="3.5787037037037">
            <text:p>3.58</text:p>
          </table:table-cell>
          <table:table-cell table:style-name="ce3" table:formula="of:=[.F4]/[.F18]" office:value-type="float" office:value="3.77971014492754">
            <text:p>3.78</text:p>
          </table:table-cell>
          <table:table-cell table:style-name="ce3" table:formula="of:=[.G4]/[.G18]" office:value-type="float" office:value="3.63504672897196">
            <text:p>3.64</text:p>
          </table:table-cell>
        </table:table-row>
        <table:table-row table:style-name="ro1">
          <table:table-cell office:value-type="string">
            <text:p>Using 18600 Words</text:p>
          </table:table-cell>
          <table:table-cell table:style-name="ce3" table:formula="of:=[.B5]/[.B19]" office:value-type="float" office:value="2.27700534759358">
            <text:p>2.28</text:p>
          </table:table-cell>
          <table:table-cell table:style-name="ce3" table:formula="of:=[.C5]/[.C19]" office:value-type="float" office:value="2.81722972972973">
            <text:p>2.82</text:p>
          </table:table-cell>
          <table:table-cell table:style-name="ce3" table:formula="of:=[.D5]/[.D19]" office:value-type="float" office:value="2.49822485207101">
            <text:p>2.50</text:p>
          </table:table-cell>
          <table:table-cell table:style-name="ce3" table:formula="of:=[.E5]/[.E19]" office:value-type="float" office:value="2.69838709677419">
            <text:p>2.70</text:p>
          </table:table-cell>
          <table:table-cell table:style-name="ce3" table:formula="of:=[.F5]/[.F19]" office:value-type="float" office:value="1.65201612903226">
            <text:p>1.65</text:p>
          </table:table-cell>
          <table:table-cell table:style-name="ce3" table:formula="of:=[.G5]/[.G19]" office:value-type="float" office:value="2.31270718232044">
            <text:p>2.31</text:p>
          </table:table-cell>
        </table:table-row>
        <table:table-row table:style-name="ro1">
          <table:table-cell office:value-type="string">
            <text:p>Using 24800 Words</text:p>
          </table:table-cell>
          <table:table-cell table:style-name="ce3" table:formula="of:=[.B6]/[.B20]" office:value-type="float" office:value="2.12525">
            <text:p>2.13</text:p>
          </table:table-cell>
          <table:table-cell table:style-name="ce3" table:formula="of:=[.C6]/[.C20]" office:value-type="float" office:value="2.06446078431373">
            <text:p>2.06</text:p>
          </table:table-cell>
          <table:table-cell table:style-name="ce3" table:formula="of:=[.D6]/[.D20]" office:value-type="float" office:value="2.10945273631841">
            <text:p>2.11</text:p>
          </table:table-cell>
          <table:table-cell table:style-name="ce3" table:formula="of:=[.E6]/[.E20]" office:value-type="float" office:value="1.88643326039387">
            <text:p>1.89</text:p>
          </table:table-cell>
          <table:table-cell table:style-name="ce3" table:formula="of:=[.F6]/[.F20]" office:value-type="float" office:value="2.16342710997442">
            <text:p>2.16</text:p>
          </table:table-cell>
          <table:table-cell table:style-name="ce3" table:formula="of:=[.G6]/[.G20]" office:value-type="float" office:value="2.06739659367397">
            <text:p>2.07</text:p>
          </table:table-cell>
        </table:table-row>
      </table:table>
      <table:table table:name="Charts" table:style-name="ta1">
        <table:shapes>
          <draw:frame draw:z-index="0" draw:style-name="gr1" draw:text-style-name="P1" svg:width="6.2988in" svg:height="3.5429in" svg:x="0.0004in" svg:y="0.0004in">
            <draw:object draw:notify-on-update-of-ranges="Sheet1.A2:Sheet1.A6 Sheet1.G1:Sheet1.G1 Sheet1.G2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114in" svg:y="0.0004in">
            <draw:object draw:notify-on-update-of-ranges="Sheet1.A9:Sheet1.A13 Sheet1.G8:Sheet1.G8 Sheet1.G9:Sheet1.G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0004in" svg:y="3.7335in">
            <draw:object draw:notify-on-update-of-ranges="Sheet1.A16:Sheet1.A20 Sheet1.G15:Sheet1.G15 Sheet1.G16:Sheet1.G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8T22:35:59</meta:creation-date>
    <dc:date>2013-04-28T23:39:45</dc:date>
    <meta:editing-duration>PT1H29S</meta:editing-duration>
    <meta:editing-cycles>6</meta:editing-cycles>
    <meta:generator>LibreOffice/4.0.1.2$Linux_x86 LibreOffice_project/400m0$Build-2</meta:generator>
    <meta:document-statistic meta:table-count="2" meta:cell-count="2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cm" svg:y="0.316cm" chart:style-name="ch2">
          <text:p>Accuracy of the MNB</text:p>
        </chart:title>
        <chart:subtitle svg:x="6.104cm" svg:y="1.275cm" chart:style-name="ch3">
          <text:p>Averaged over 5 runs</text:p>
        </chart:subtitle>
        <chart:legend chart:legend-position="end" svg:x="14.027cm" svg:y="4.201cm" style:legend-expansion="high" chart:style-name="ch4"/>
        <chart:plot-area chart:style-name="ch5" table:cell-range-address="Sheet1.A2:Sheet1.A6 Sheet1.G1:Sheet1.G6" chart:data-source-has-labels="both" svg:x="0.77cm" svg:y="2.318cm" svg:width="12.618cm" svg:height="6.082cm">
          <chartooo:coordinate-region svg:x="2.185cm" svg:y="2.518cm" svg:width="10.705cm" svg:height="4.837cm"/>
          <chart:axis chart:dimension="x" chart:name="primary-x" chart:style-name="ch6" chartooo:axis-type="auto">
            <chartooo:date-scale/>
            <chart:categories table:cell-range-address="Sheet1.A2:Sheet1.A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2:Sheet1.G6" chart:label-cell-address="Sheet1.G1:Sheet1.G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ire Vocab</text:p>
                <draw:g>
                  <svg:desc>Sheet1.A2:Sheet1.A6</svg:desc>
                </draw:g>
              </table:table-cell>
              <table:table-cell office:value-type="float" office:value="0.4855">
                <text:p>0.4855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Using 6200 Words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Using 12400 Words</text:p>
              </table:table-cell>
              <table:table-cell office:value-type="float" office:value="0.7779">
                <text:p>0.7779</text:p>
              </table:table-cell>
            </table:table-row>
            <table:table-row>
              <table:table-cell office:value-type="string">
                <text:p>Using 18600 Words</text:p>
              </table:table-cell>
              <table:table-cell office:value-type="float" office:value="0.8372">
                <text:p>0.8372</text:p>
              </table:table-cell>
            </table:table-row>
            <table:table-row>
              <table:table-cell office:value-type="string">
                <text:p>Using 24800 Words</text:p>
              </table:table-cell>
              <table:table-cell office:value-type="float" office:value="0.8497">
                <text:p>0.84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41cm" svg:y="0.316cm" chart:style-name="ch2">
          <text:p>Training Times for MNB</text:p>
        </chart:title>
        <chart:subtitle svg:x="6.104cm" svg:y="1.275cm" chart:style-name="ch3">
          <text:p>Averaged over 5 runs</text:p>
        </chart:subtitle>
        <chart:legend chart:legend-position="end" svg:x="14.027cm" svg:y="4.201cm" style:legend-expansion="high" chart:style-name="ch4"/>
        <chart:plot-area chart:style-name="ch5" table:cell-range-address="Sheet1.A9:Sheet1.A13 Sheet1.G8:Sheet1.G13" chart:data-source-has-labels="both" svg:x="1.331cm" svg:y="2.318cm" svg:width="12.057cm" svg:height="6.082cm">
          <chartooo:coordinate-region svg:x="2.429cm" svg:y="2.518cm" svg:width="10.435cm" svg:height="4.837cm"/>
          <chart:axis chart:dimension="x" chart:name="primary-x" chart:style-name="ch6" chartooo:axis-type="auto">
            <chartooo:date-scale/>
            <chart:categories table:cell-range-address="Sheet1.A9:Sheet1.A13"/>
          </chart:axis>
          <chart:axis chart:dimension="y" chart:name="primary-y" chart:style-name="ch7">
            <chart:title svg:x="0.451cm" svg:y="6.064cm" chart:style-name="ch8">
              <text:p>Seconds</text:p>
            </chart:title>
            <chart:grid chart:style-name="ch9" chart:class="major"/>
          </chart:axis>
          <chart:series chart:style-name="ch10" chart:values-cell-range-address="Sheet1.G9:Sheet1.G13" chart:label-cell-address="Sheet1.G8:Sheet1.G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ire Vocab</text:p>
                <draw:g>
                  <svg:desc>Sheet1.A9:Sheet1.A13</svg:desc>
                </draw:g>
              </table:table-cell>
              <table:table-cell office:value-type="float" office:value="2.258">
                <text:p>2.258</text:p>
                <draw:g>
                  <svg:desc>Sheet1.G9:Sheet1.G13</svg:desc>
                </draw:g>
              </table:table-cell>
            </table:table-row>
            <table:table-row>
              <table:table-cell office:value-type="string">
                <text:p>Using 6200 Words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Using 12400 Words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Using 18600 Words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Using 24800 Words</text:p>
              </table:table-cell>
              <table:table-cell office:value-type="float" office:value="0.582">
                <text:p>0.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4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Test Times</text:p>
        </chart:title>
        <chart:subtitle svg:x="6.104cm" svg:y="1.275cm" chart:style-name="ch3">
          <text:p>Averaged over 5 runs</text:p>
        </chart:subtitle>
        <chart:legend chart:legend-position="end" svg:x="14.027cm" svg:y="4.201cm" style:legend-expansion="high" chart:style-name="ch4"/>
        <chart:plot-area chart:style-name="ch5" table:cell-range-address="Sheet1.A16:Sheet1.A20 Sheet1.G15:Sheet1.G20" chart:data-source-has-labels="both" svg:x="1.331cm" svg:y="2.318cm" svg:width="12.057cm" svg:height="6.082cm">
          <chartooo:coordinate-region svg:x="2.429cm" svg:y="2.518cm" svg:width="10.435cm" svg:height="4.837cm"/>
          <chart:axis chart:dimension="x" chart:name="primary-x" chart:style-name="ch6" chartooo:axis-type="auto">
            <chartooo:date-scale/>
            <chart:categories table:cell-range-address="Sheet1.A16:Sheet1.A20"/>
          </chart:axis>
          <chart:axis chart:dimension="y" chart:name="primary-y" chart:style-name="ch7">
            <chart:title svg:x="0.451cm" svg:y="6.064cm" chart:style-name="ch8">
              <text:p>Seconds</text:p>
            </chart:title>
            <chart:grid chart:style-name="ch9" chart:class="major"/>
          </chart:axis>
          <chart:series chart:style-name="ch10" chart:values-cell-range-address="Sheet1.G16:Sheet1.G20" chart:label-cell-address="Sheet1.G15:Sheet1.G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tire Vocab</text:p>
                <draw:g>
                  <svg:desc>Sheet1.A16:Sheet1.A20</svg:desc>
                </draw:g>
              </table:table-cell>
              <table:table-cell office:value-type="float" office:value="1.649">
                <text:p>1.649</text:p>
                <draw:g>
                  <svg:desc>Sheet1.G16:Sheet1.G20</svg:desc>
                </draw:g>
              </table:table-cell>
            </table:table-row>
            <table:table-row>
              <table:table-cell office:value-type="string">
                <text:p>Using 6200 Words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Using 12400 Words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Using 18600 Words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Using 24800 Words</text:p>
              </table:table-cell>
              <table:table-cell office:value-type="float" office:value="0.411">
                <text:p>0.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